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35cm" fo:min-width="1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41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15cm" fo:min-width="1.6cm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1.552cm"/>
    </style:style>
    <style:style style:name="gr7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1.21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cm" svg:height="0.6cm" svg:x="1cm" svg:y="7.8cm">
          <text:p text:style-name="P1"><text:span text:style-name="T1">split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8cm" svg:height="0.6cm" svg:x="1cm" svg:y="8.4cm">
          <text:p text:style-name="P1"><text:span text:style-name="T1">spli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8cm" svg:height="0.6cm" svg:x="1cm" svg:y="9cm">
          <text:p text:style-name="P1"><text:span text:style-name="T1">split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8cm" svg:height="0.6cm" svg:x="1cm" svg:y="9.6cm">
          <text:p text:style-name="P1"><text:span text:style-name="T1">split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8cm" svg:height="0.6cm" svg:x="1cm" svg:y="10.2cm">
          <text:p text:style-name="P1"><text:span text:style-name="T1">split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cm" svg:height="1.2cm" svg:x="5.1cm" svg:y="7.2cm">
          <text:p text:style-name="P1"><text:span text:style-name="T1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7cm" svg:height="1.2cm" svg:x="5cm" svg:y="9.2cm">
          <text:p text:style-name="P1"><text:span text:style-name="T1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7cm" svg:height="1.2cm" svg:x="5cm" svg:y="11.2cm">
          <text:p text:style-name="P1"><text:span text:style-name="T1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8cm" svg:height="0.6cm" svg:x="10cm" svg:y="7.2cm">
          <text:p text:style-name="P1"><text:span text:style-name="T1">inter 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1.8cm" svg:height="0.6cm" svg:x="10cm" svg:y="7.8cm">
          <text:p text:style-name="P1"><text:span text:style-name="T1">int</text:span><text:span text:style-name="T1">er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8cm" svg:height="0.6cm" svg:x="10cm" svg:y="9.2cm">
          <text:p text:style-name="P1"><text:span text:style-name="T1">int</text:span><text:span text:style-name="T1">er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8cm" svg:height="0.6cm" svg:x="10cm" svg:y="9.8cm">
          <text:p text:style-name="P1"><text:span text:style-name="T1">int</text:span><text:span text:style-name="T1">er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8cm" svg:height="0.6cm" svg:x="10cm" svg:y="11.2cm">
          <text:p text:style-name="P1"><text:span text:style-name="T1">inter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8cm" svg:height="0.6cm" svg:x="10cm" svg:y="11.8cm">
          <text:p text:style-name="P1"><text:span text:style-name="T1">int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7cm" svg:height="1.2cm" svg:x="14cm" svg:y="8.2cm">
          <text:p text:style-name="P1"><text:span text:style-name="T1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2.7cm" svg:height="1.2cm" svg:x="14cm" svg:y="10.2cm">
          <text:p text:style-name="P1"><text:span text:style-name="T1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2.1cm" svg:height="1.4cm" svg:x="17.7cm" svg:y="8.2cm">
          <text:p text:style-name="P1"><text:span text:style-name="T1">outpu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7" draw:id="id17" draw:layer="layout" svg:width="2.1cm" svg:height="1.4cm" svg:x="17.7cm" svg:y="10.2cm">
          <text:p text:style-name="P1"><text:span text:style-name="T1">outpu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2.8cm" svg:y1="8.1cm" svg:x2="5.1cm" svg:y2="7.8cm" draw:start-shape="id1" draw:start-glue-point="1" draw:end-shape="id2" draw:end-glue-point="6" svg:d="M2800 8100c1725 0 575-300 2300-300" svg:viewBox="0 0 2301 301">
          <text:p/>
        </draw:connector>
        <draw:connector draw:style-name="gr4" draw:text-style-name="P4" draw:layer="layout" draw:type="curve" draw:line-skew="-0.481cm -0.397cm" svg:x1="2.8cm" svg:y1="8.7cm" svg:x2="5.495cm" svg:y2="8.225cm" draw:start-shape="id3" draw:start-glue-point="1" draw:end-shape="id2" draw:end-glue-point="7" svg:d="M2800 8700c1003 0 836-98 1259-112s1436 57 1436-363" svg:viewBox="0 0 2696 476">
          <text:p/>
        </draw:connector>
        <draw:connector draw:style-name="gr4" draw:text-style-name="P4" draw:layer="layout" draw:type="curve" draw:line-skew="0cm 0.455cm" svg:x1="2.8cm" svg:y1="9.3cm" svg:x2="5.395cm" svg:y2="9.375cm" draw:start-shape="id4" draw:start-glue-point="1" draw:end-shape="id5" draw:end-glue-point="5" svg:d="M2800 9300c1650 0 1375-73 1611-137s984-119 984 212" svg:viewBox="0 0 2596 261">
          <text:p/>
        </draw:connector>
        <draw:connector draw:style-name="gr4" draw:text-style-name="P4" draw:layer="layout" draw:type="curve" svg:x1="2.8cm" svg:y1="9.9cm" svg:x2="5cm" svg:y2="11.8cm" draw:start-shape="id6" draw:start-glue-point="1" draw:end-shape="id7" draw:end-glue-point="6" svg:d="M2800 9900c1650 0 550 1900 2200 1900" svg:viewBox="0 0 2201 1901">
          <text:p/>
        </draw:connector>
        <draw:connector draw:style-name="gr4" draw:text-style-name="P4" draw:layer="layout" draw:type="curve" svg:x1="2.8cm" svg:y1="10.5cm" svg:x2="5cm" svg:y2="9.8cm" draw:start-shape="id8" draw:start-glue-point="1" draw:end-shape="id5" draw:end-glue-point="6" svg:d="M2800 10500c1650 0 550-700 2200-700" svg:viewBox="0 0 2201 701">
          <text:p/>
        </draw:connector>
        <draw:connector draw:style-name="gr5" draw:text-style-name="P4" draw:layer="layout" draw:type="curve" svg:x1="7.8cm" svg:y1="7.8cm" svg:x2="10cm" svg:y2="7.5cm" draw:start-shape="id2" draw:start-glue-point="10" draw:end-shape="id9" svg:d="M7800 7800c1651 0 552-300 2200-300" svg:viewBox="0 0 2201 301">
          <text:p/>
        </draw:connector>
        <draw:connector draw:style-name="gr5" draw:text-style-name="P4" draw:layer="layout" draw:type="curve" svg:x1="7.8cm" svg:y1="7.8cm" svg:x2="10cm" svg:y2="8.1cm" draw:start-shape="id2" draw:start-glue-point="10" draw:end-shape="id10" svg:d="M7800 7800c1651 0 552 300 2200 300" svg:viewBox="0 0 2201 301">
          <text:p/>
        </draw:connector>
        <draw:connector draw:style-name="gr5" draw:text-style-name="P4" draw:layer="layout" draw:type="curve" svg:x1="7.7cm" svg:y1="9.8cm" svg:x2="10cm" svg:y2="9.5cm" draw:start-shape="id5" draw:start-glue-point="10" draw:end-shape="id11" draw:end-glue-point="3" svg:d="M7700 9800c1726 0 577-300 2300-300" svg:viewBox="0 0 2301 301">
          <text:p/>
        </draw:connector>
        <draw:connector draw:style-name="gr5" draw:text-style-name="P4" draw:layer="layout" draw:type="curve" svg:x1="7.7cm" svg:y1="9.8cm" svg:x2="10cm" svg:y2="10.1cm" draw:start-shape="id5" draw:start-glue-point="10" draw:end-shape="id12" svg:d="M7700 9800c1726 0 577 300 2300 300" svg:viewBox="0 0 2301 301">
          <text:p/>
        </draw:connector>
        <draw:connector draw:style-name="gr5" draw:text-style-name="P4" draw:layer="layout" draw:type="curve" svg:x1="7.7cm" svg:y1="11.8cm" svg:x2="10cm" svg:y2="11.5cm" draw:start-shape="id7" draw:start-glue-point="10" draw:end-shape="id13" draw:end-glue-point="3" svg:d="M7700 11800c1726 0 577-300 2300-300" svg:viewBox="0 0 2301 301">
          <text:p/>
        </draw:connector>
        <draw:connector draw:style-name="gr5" draw:text-style-name="P4" draw:layer="layout" draw:type="curve" svg:x1="7.7cm" svg:y1="11.8cm" svg:x2="10cm" svg:y2="12.1cm" draw:start-shape="id7" draw:start-glue-point="10" draw:end-shape="id14" draw:end-glue-point="3" svg:d="M7700 11800c1726 0 577 300 2300 300" svg:viewBox="0 0 2301 301">
          <text:p/>
        </draw:connector>
        <draw:connector draw:style-name="gr4" draw:text-style-name="P4" draw:layer="layout" draw:type="curve" svg:x1="11.8cm" svg:y1="7.5cm" svg:x2="14cm" svg:y2="8.8cm" draw:start-shape="id9" draw:start-glue-point="1" draw:end-shape="id15" draw:end-glue-point="6" svg:d="M11800 7500c1650 0 550 1300 2200 1300" svg:viewBox="0 0 2201 1301">
          <text:p/>
        </draw:connector>
        <draw:connector draw:style-name="gr4" draw:text-style-name="P4" draw:layer="layout" draw:type="curve" svg:x1="11.8cm" svg:y1="9.5cm" svg:x2="14cm" svg:y2="8.8cm" draw:start-shape="id11" draw:start-glue-point="1" draw:end-shape="id15" draw:end-glue-point="6" svg:d="M11800 9500c1650 0 550-700 2200-700" svg:viewBox="0 0 2201 701">
          <text:p/>
        </draw:connector>
        <draw:connector draw:style-name="gr4" draw:text-style-name="P4" draw:layer="layout" draw:type="curve" svg:x1="11.8cm" svg:y1="11.5cm" svg:x2="14cm" svg:y2="8.8cm" draw:start-shape="id13" draw:start-glue-point="1" draw:end-shape="id15" draw:end-glue-point="6" svg:d="M11800 11500c1650 0 550-2700 2200-2700" svg:viewBox="0 0 2201 2701">
          <text:p/>
        </draw:connector>
        <draw:connector draw:style-name="gr4" draw:text-style-name="P4" draw:layer="layout" draw:type="curve" svg:x1="11.8cm" svg:y1="8.1cm" svg:x2="14cm" svg:y2="10.8cm" draw:start-shape="id10" draw:start-glue-point="1" draw:end-shape="id16" draw:end-glue-point="6" svg:d="M11800 8100c1650 0 550 2700 2200 2700" svg:viewBox="0 0 2201 2701">
          <text:p/>
        </draw:connector>
        <draw:connector draw:style-name="gr4" draw:text-style-name="P4" draw:layer="layout" draw:type="curve" svg:x1="11.8cm" svg:y1="10.1cm" svg:x2="14cm" svg:y2="10.8cm" draw:start-shape="id12" draw:start-glue-point="1" draw:end-shape="id16" draw:end-glue-point="6" svg:d="M11800 10100c1650 0 550 700 2200 700" svg:viewBox="0 0 2201 701">
          <text:p/>
        </draw:connector>
        <draw:connector draw:style-name="gr4" draw:text-style-name="P4" draw:layer="layout" draw:type="curve" svg:x1="11.8cm" svg:y1="12.1cm" svg:x2="14cm" svg:y2="10.8cm" draw:start-shape="id14" draw:start-glue-point="1" draw:end-shape="id16" draw:end-glue-point="6" svg:d="M11800 12100c1650 0 550-1300 2200-1300" svg:viewBox="0 0 2201 1301">
          <text:p/>
        </draw:connector>
        <draw:connector draw:style-name="gr4" draw:text-style-name="P4" draw:layer="layout" draw:type="curve" svg:x1="16.7cm" svg:y1="10.8cm" svg:x2="17.7cm" svg:y2="10.9cm" draw:start-shape="id16" draw:start-glue-point="10" draw:end-shape="id17" draw:end-glue-point="3" svg:d="M16700 10800c751 0 252 100 1000 100" svg:viewBox="0 0 1001 101">
          <text:p/>
        </draw:connector>
        <draw:connector draw:style-name="gr4" draw:text-style-name="P4" draw:layer="layout" draw:type="curve" svg:x1="16.7cm" svg:y1="8.8cm" svg:x2="17.7cm" svg:y2="8.9cm" draw:start-shape="id15" draw:start-glue-point="10" draw:end-shape="id18" draw:end-glue-point="3" svg:d="M16700 8800c751 0 252 100 1000 100" svg:viewBox="0 0 1001 101">
          <text:p/>
        </draw:connector>
        <draw:custom-shape draw:style-name="gr6" draw:text-style-name="P3" xml:id="id19" draw:id="id19" draw:layer="layout" svg:width="2.9cm" svg:height="1.5cm" svg:x="8.6cm" svg:y="1.1cm">
          <text:p text:style-name="P1"><text:span text:style-name="T1">User </text:span></text:p>
          <text:p text:style-name="P1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2.7cm" svg:height="1.2cm" svg:x="8.7cm" svg:y="4cm">
          <text:p text:style-name="P1"><text:span text:style-name="T1">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0.05cm" svg:y1="2.6cm" svg:x2="10.05cm" svg:y2="4cm" draw:start-shape="id19" draw:start-glue-point="8" draw:end-shape="id20" draw:end-glue-point="4" svg:d="M10050 2600v1400" svg:viewBox="0 0 1 1401">
          <text:p/>
        </draw:connector>
        <draw:connector draw:style-name="gr8" draw:text-style-name="P4" draw:layer="layout" draw:type="curve" svg:x1="8.6cm" svg:y1="1.85cm" svg:x2="6.45cm" svg:y2="7.2cm" draw:start-shape="id19" draw:start-glue-point="6" draw:end-shape="id2" draw:end-glue-point="4" svg:d="M8600 1850c-1434 0-2150 1783-2150 5350" svg:viewBox="0 0 2151 5351">
          <text:p/>
        </draw:connector>
        <draw:connector draw:style-name="gr8" draw:text-style-name="P4" draw:layer="layout" draw:type="curve" svg:x1="11.5cm" svg:y1="1.85cm" svg:x2="15.35cm" svg:y2="8.2cm" draw:start-shape="id19" draw:start-glue-point="10" draw:end-shape="id15" draw:end-glue-point="4" svg:d="M11500 1850c2567 0 3850 2116 3850 6350" svg:viewBox="0 0 3851 6351">
          <text:p/>
        </draw:connector>
        <draw:connector draw:style-name="gr8" draw:text-style-name="P4" draw:layer="layout" draw:type="curve" svg:x1="9.095cm" svg:y1="5.025cm" svg:x2="7.405cm" svg:y2="7.375cm" draw:start-shape="id20" draw:start-glue-point="7" draw:end-shape="id2" draw:end-glue-point="11" svg:d="M9095 5025c0 1764-1690 589-1690 2350" svg:viewBox="0 0 1691 2351">
          <text:p/>
        </draw:connector>
        <draw:connector draw:style-name="gr8" draw:text-style-name="P4" draw:layer="layout" draw:type="curve" svg:x1="11.005cm" svg:y1="5.025cm" svg:x2="14.395cm" svg:y2="8.375cm" draw:start-shape="id20" draw:start-glue-point="9" draw:end-shape="id15" draw:end-glue-point="5" svg:d="M11005 5025c0 2514 3390 839 3390 3350" svg:viewBox="0 0 3391 3351">
          <text:p/>
        </draw:connector>
        <draw:frame draw:style-name="gr9" draw:text-style-name="P5" draw:layer="layout" svg:width="1.3cm" svg:height="0.645cm" svg:x="7.1cm" svg:y="2.6cm">
          <draw:text-box>
            <text:p><text:span text:style-name="T2">fork</text:span></text:p>
          </draw:text-box>
        </draw:frame>
        <draw:frame draw:style-name="gr9" draw:text-style-name="P5" draw:layer="layout" svg:width="1.3cm" svg:height="0.645cm" svg:x="10cm" svg:y="2.855cm">
          <draw:text-box>
            <text:p><text:span text:style-name="T2">fork</text:span></text:p>
          </draw:text-box>
        </draw:frame>
        <draw:frame draw:style-name="gr9" draw:text-style-name="P5" draw:layer="layout" svg:width="1.3cm" svg:height="0.645cm" svg:x="13.7cm" svg:y="2.2cm">
          <draw:text-box>
            <text:p><text:span text:style-name="T2">fork</text:span></text:p>
          </draw:text-box>
        </draw:frame>
        <draw:frame draw:style-name="gr10" draw:text-style-name="P5" draw:layer="layout" svg:width="1.6cm" svg:height="1.039cm" svg:x="8.3cm" svg:y="6cm">
          <draw:text-box>
            <text:p><text:span text:style-name="T2">assign map</text:span></text:p>
          </draw:text-box>
        </draw:frame>
        <draw:frame draw:style-name="gr10" draw:text-style-name="P5" draw:layer="layout" svg:width="1.6cm" svg:height="1.039cm" svg:x="11.6cm" svg:y="5.5cm">
          <draw:text-box>
            <text:p><text:span text:style-name="T2">assign reduce</text:span></text:p>
          </draw:text-box>
        </draw:frame>
        <draw:frame draw:style-name="gr11" draw:text-style-name="P5" draw:layer="layout" svg:width="1.6cm" svg:height="0.8cm" svg:x="2.9cm" svg:y="8.7cm">
          <draw:text-box>
            <text:p><text:span text:style-name="T2">read</text:span></text:p>
          </draw:text-box>
        </draw:frame>
        <draw:frame draw:style-name="gr11" draw:text-style-name="P5" draw:layer="layout" svg:width="1.6cm" svg:height="0.8cm" svg:x="7.9cm" svg:y="9.1cm">
          <draw:text-box>
            <text:p><text:span text:style-name="T2">write</text:span></text:p>
          </draw:text-box>
        </draw:frame>
        <draw:frame draw:style-name="gr10" draw:text-style-name="P5" draw:layer="layout" svg:width="2.1cm" svg:height="1.039cm" svg:x="12.9cm" svg:y="9.3cm">
          <draw:text-box>
            <text:p><text:span text:style-name="T2">remote read</text:span></text:p>
          </draw:text-box>
        </draw:frame>
        <draw:frame draw:style-name="gr11" draw:text-style-name="P5" draw:layer="layout" svg:width="1.6cm" svg:height="0.8cm" svg:x="16.5cm" svg:y="9cm">
          <draw:text-box>
            <text:p><text:span text:style-name="T2">write</text:span></text:p>
          </draw:text-box>
        </draw:frame>
        <draw:frame draw:style-name="gr12" draw:text-style-name="P7" draw:layer="layout" svg:width="2.7cm" svg:height="0.806cm" svg:x="1cm" svg:y="12.994cm">
          <draw:text-box>
            <text:p text:style-name="P6">Input files</text:p>
          </draw:text-box>
        </draw:frame>
        <draw:frame draw:style-name="gr13" draw:text-style-name="P7" draw:layer="layout" svg:width="3.1cm" svg:height="1.361cm" svg:x="5cm" svg:y="13cm">
          <draw:text-box>
            <text:p text:style-name="P6">Map phase</text:p>
          </draw:text-box>
        </draw:frame>
        <draw:frame draw:style-name="gr13" draw:text-style-name="P7" draw:layer="layout" svg:width="3.3cm" svg:height="1.361cm" svg:x="9.4cm" svg:y="13cm">
          <draw:text-box>
            <text:p text:style-name="P6">Intermediate files</text:p>
          </draw:text-box>
        </draw:frame>
        <draw:frame draw:style-name="gr13" draw:text-style-name="P7" draw:layer="layout" svg:width="3.9cm" svg:height="1.361cm" svg:x="13.3cm" svg:y="13cm">
          <draw:text-box>
            <text:p text:style-name="P6">Reduce phase</text:p>
          </draw:text-box>
        </draw:frame>
        <draw:frame draw:style-name="gr14" draw:text-style-name="P7" draw:layer="layout" svg:width="3.2cm" svg:height="1.461cm" svg:x="17cm" svg:y="13cm">
          <draw:text-box>
            <text:p text:style-name="P6">Output fi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5:26:05.736839277</meta:creation-date>
    <meta:editing-duration>PT5M59S</meta:editing-duration>
    <meta:editing-cycles>3</meta:editing-cycles>
    <meta:generator>LibreOffice/5.1.6.2.0$Linux_X86_64 LibreOffice_project/10$Build-2</meta:generator>
    <dc:date>2016-11-20T15:32:02.970108605</dc:date>
    <meta:document-statistic meta:object-count="58"/>
  </office:meta>
</office:document-meta>
</file>